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rsid="001aa928" officeooo:paragraph-rsid="002184e9"/>
    </style:style>
    <style:style style:name="P2" style:family="paragraph" style:parent-style-name="Standard">
      <style:paragraph-properties fo:text-align="justify" style:justify-single-word="false"/>
      <style:text-properties officeooo:rsid="001aa928" officeooo:paragraph-rsid="002c65e1"/>
    </style:style>
    <style:style style:name="P3" style:family="paragraph" style:parent-style-name="Standard">
      <style:paragraph-properties fo:text-align="justify" style:justify-single-word="false"/>
      <style:text-properties officeooo:rsid="001aa928" officeooo:paragraph-rsid="00400aaa"/>
    </style:style>
    <style:style style:name="P4" style:family="paragraph" style:parent-style-name="Standard">
      <style:paragraph-properties fo:text-align="justify" style:justify-single-word="false"/>
      <style:text-properties fo:font-weight="bold" officeooo:rsid="003708b4" officeooo:paragraph-rsid="003708b4" style:font-weight-asian="bold" style:font-weight-complex="bold"/>
    </style:style>
    <style:style style:name="P5" style:family="paragraph" style:parent-style-name="Standard">
      <style:paragraph-properties fo:text-align="justify" style:justify-single-word="false"/>
      <style:text-properties fo:font-weight="bold" officeooo:rsid="003708b4" officeooo:paragraph-rsid="006ec3db" style:font-weight-asian="bold" style:font-weight-complex="bold"/>
    </style:style>
    <style:style style:name="P6" style:family="paragraph" style:parent-style-name="Standard">
      <style:paragraph-properties fo:text-align="justify" style:justify-single-word="false"/>
      <style:text-properties fo:font-weight="bold" officeooo:rsid="00551bea" officeooo:paragraph-rsid="0088c5a5" style:font-weight-asian="bold" style:font-weight-complex="bold"/>
    </style:style>
    <style:style style:name="P7" style:family="paragraph" style:parent-style-name="Standard">
      <style:paragraph-properties fo:text-align="justify" style:justify-single-word="false"/>
      <style:text-properties fo:font-weight="normal" officeooo:rsid="001aa928" officeooo:paragraph-rsid="003fbd56" style:font-weight-asian="normal" style:font-weight-complex="normal"/>
    </style:style>
    <style:style style:name="P8" style:family="paragraph" style:parent-style-name="Standard">
      <style:paragraph-properties fo:text-align="justify" style:justify-single-word="false"/>
      <style:text-properties fo:font-weight="normal" officeooo:rsid="001aa928" officeooo:paragraph-rsid="0043f784" style:font-weight-asian="normal" style:font-weight-complex="normal"/>
    </style:style>
    <style:style style:name="P9" style:family="paragraph" style:parent-style-name="Standard">
      <style:paragraph-properties fo:text-align="justify" style:justify-single-word="false"/>
      <style:text-properties fo:font-weight="normal" officeooo:rsid="0045d88a" officeooo:paragraph-rsid="0045d88a" style:font-weight-asian="normal" style:font-weight-complex="normal"/>
    </style:style>
    <style:style style:name="P10" style:family="paragraph" style:parent-style-name="Standard">
      <style:paragraph-properties fo:text-align="justify" style:justify-single-word="false"/>
      <style:text-properties fo:font-weight="normal" officeooo:rsid="004643e8" officeooo:paragraph-rsid="0046aa1c" style:font-weight-asian="normal" style:font-weight-complex="normal"/>
    </style:style>
    <style:style style:name="P11" style:family="paragraph" style:parent-style-name="Standard">
      <style:paragraph-properties fo:text-align="justify" style:justify-single-word="false"/>
      <style:text-properties fo:font-weight="normal" officeooo:rsid="0046aa1c" officeooo:paragraph-rsid="0046aa1c" style:font-weight-asian="normal" style:font-weight-complex="normal"/>
    </style:style>
    <style:style style:name="P12" style:family="paragraph" style:parent-style-name="Standard">
      <style:paragraph-properties fo:text-align="justify" style:justify-single-word="false"/>
      <style:text-properties fo:font-weight="normal" officeooo:rsid="0046aa1c" officeooo:paragraph-rsid="004759ad" style:font-weight-asian="normal" style:font-weight-complex="normal"/>
    </style:style>
    <style:style style:name="P13" style:family="paragraph" style:parent-style-name="Normal_20__5b_PACKT_5d_">
      <style:text-properties officeooo:paragraph-rsid="009e1e6a"/>
    </style:style>
    <style:style style:name="P14" style:family="paragraph" style:parent-style-name="Numbered_20_Bullet_20__5b_PACKT_5d_" style:list-style-name="WWNum1">
      <style:text-properties officeooo:paragraph-rsid="009e1e6a"/>
    </style:style>
    <style:style style:name="P15" style:family="paragraph" style:parent-style-name="Numbered_20_Bullet_20__5b_PACKT_5d_" style:list-style-name="WWNum2">
      <style:text-properties officeooo:paragraph-rsid="009e1e6a"/>
    </style:style>
    <style:style style:name="P16" style:family="paragraph" style:parent-style-name="Heading_20_2" style:list-style-name="L4">
      <style:paragraph-properties fo:text-align="justify" style:justify-single-word="false"/>
      <style:text-properties officeooo:rsid="006b5952" officeooo:paragraph-rsid="009afb62"/>
    </style:style>
    <style:style style:name="P17" style:family="paragraph" style:parent-style-name="Heading_20_2">
      <style:paragraph-properties fo:text-align="justify" style:justify-single-word="false"/>
      <style:text-properties officeooo:paragraph-rsid="009c65d8"/>
    </style:style>
    <style:style style:name="P18" style:family="paragraph" style:parent-style-name="Heading_20_2">
      <style:text-properties officeooo:paragraph-rsid="009c65d8"/>
    </style:style>
    <style:style style:name="P19" style:family="paragraph" style:parent-style-name="Title">
      <style:text-properties officeooo:rsid="009a3c92" officeooo:paragraph-rsid="009a3c92"/>
    </style:style>
    <style:style style:name="P20" style:family="paragraph" style:parent-style-name="Title" style:master-page-name="Standard">
      <style:paragraph-properties style:page-number="auto"/>
      <style:text-properties officeooo:rsid="0099c559" officeooo:paragraph-rsid="0099c559"/>
    </style:style>
    <style:style style:name="P21" style:family="paragraph" style:parent-style-name="Standard">
      <style:paragraph-properties fo:text-align="justify" style:justify-single-word="false"/>
      <style:text-properties fo:font-weight="bold" officeooo:rsid="001aa928" officeooo:paragraph-rsid="002184e9" style:font-weight-asian="bold" style:font-weight-complex="bold"/>
    </style:style>
    <style:style style:name="P22" style:family="paragraph" style:parent-style-name="Standard">
      <style:paragraph-properties fo:text-align="justify" style:justify-single-word="false"/>
      <style:text-properties fo:font-weight="bold" officeooo:rsid="001aa928" officeooo:paragraph-rsid="002c65e1" style:font-weight-asian="bold" style:font-weight-complex="bold"/>
    </style:style>
    <style:style style:name="P23" style:family="paragraph" style:parent-style-name="Standard" style:list-style-name="L4">
      <style:paragraph-properties fo:text-align="justify" style:justify-single-word="false"/>
      <style:text-properties fo:font-weight="bold" officeooo:paragraph-rsid="004c499d" style:font-weight-asian="bold" style:font-weight-complex="bold"/>
    </style:style>
    <style:style style:name="P24" style:family="paragraph" style:parent-style-name="Standard" style:list-style-name="L4">
      <style:paragraph-properties fo:text-align="justify" style:justify-single-word="false"/>
      <style:text-properties fo:font-weight="bold" officeooo:rsid="004759ad" officeooo:paragraph-rsid="004759ad" style:font-weight-asian="bold" style:font-weight-complex="bold"/>
    </style:style>
    <style:style style:name="P25" style:family="paragraph" style:parent-style-name="Standard" style:list-style-name="L4">
      <style:paragraph-properties fo:text-align="justify" style:justify-single-word="false"/>
      <style:text-properties fo:font-weight="bold" officeooo:rsid="00502058" officeooo:paragraph-rsid="00502058" style:font-weight-asian="bold" style:font-weight-complex="bold"/>
    </style:style>
    <style:style style:name="P26" style:family="paragraph" style:parent-style-name="Standard" style:list-style-name="L4">
      <style:paragraph-properties fo:text-align="justify" style:justify-single-word="false"/>
      <style:text-properties fo:font-weight="bold" officeooo:rsid="0053384c" officeooo:paragraph-rsid="0053384c" style:font-weight-asian="bold" style:font-weight-complex="bold"/>
    </style:style>
    <style:style style:name="P27" style:family="paragraph" style:parent-style-name="Standard" style:list-style-name="L4">
      <style:paragraph-properties fo:text-align="justify" style:justify-single-word="false"/>
      <style:text-properties fo:font-weight="bold" officeooo:rsid="0057d61a" officeooo:paragraph-rsid="0057d61a" style:font-weight-asian="bold" style:font-weight-complex="bold"/>
    </style:style>
    <style:style style:name="P28" style:family="paragraph" style:parent-style-name="Standard">
      <style:paragraph-properties fo:text-align="justify" style:justify-single-word="false"/>
      <style:text-properties officeooo:paragraph-rsid="009c65d8"/>
    </style:style>
    <style:style style:name="P29" style:family="paragraph" style:parent-style-name="Standard" style:list-style-name="WWNum1">
      <style:paragraph-properties fo:text-align="justify" style:justify-single-word="false"/>
      <style:text-properties officeooo:paragraph-rsid="009e1e6a"/>
    </style:style>
    <style:style style:name="P30" style:family="paragraph" style:parent-style-name="Standard" style:list-style-name="WWNum2">
      <style:paragraph-properties fo:text-align="justify" style:justify-single-word="false"/>
      <style:text-properties officeooo:paragraph-rsid="009e1e6a"/>
    </style:style>
    <style:style style:name="P31" style:family="paragraph" style:parent-style-name="Standard" style:list-style-name="WWNum2">
      <style:paragraph-properties fo:text-align="justify" style:justify-single-word="false"/>
      <style:text-properties officeooo:paragraph-rsid="00a02ee9"/>
    </style:style>
    <style:style style:name="P32" style:family="paragraph" style:parent-style-name="Standard" style:list-style-name="L1">
      <style:paragraph-properties fo:text-align="justify" style:justify-single-word="false"/>
      <style:text-properties officeooo:rsid="002184e9" officeooo:paragraph-rsid="002184e9"/>
    </style:style>
    <style:style style:name="P33" style:family="paragraph" style:parent-style-name="Standard" style:list-style-name="L1">
      <style:paragraph-properties fo:text-align="justify" style:justify-single-word="false"/>
      <style:text-properties officeooo:rsid="002335e5" officeooo:paragraph-rsid="00249a6e"/>
    </style:style>
    <style:style style:name="P34" style:family="paragraph" style:parent-style-name="Standard" style:list-style-name="L1">
      <style:paragraph-properties fo:text-align="justify" style:justify-single-word="false"/>
      <style:text-properties officeooo:rsid="00249a6e" officeooo:paragraph-rsid="00249a6e"/>
    </style:style>
    <style:style style:name="P35" style:family="paragraph" style:parent-style-name="Standard" style:list-style-name="L1">
      <style:paragraph-properties fo:text-align="justify" style:justify-single-word="false"/>
      <style:text-properties officeooo:rsid="00249a6e" officeooo:paragraph-rsid="00264b26"/>
    </style:style>
    <style:style style:name="P36" style:family="paragraph" style:parent-style-name="Standard" style:list-style-name="L1">
      <style:paragraph-properties fo:text-align="justify" style:justify-single-word="false"/>
      <style:text-properties officeooo:rsid="00264b26" officeooo:paragraph-rsid="002878fb"/>
    </style:style>
    <style:style style:name="P37" style:family="paragraph" style:parent-style-name="Standard" style:list-style-name="L1">
      <style:paragraph-properties fo:text-align="justify" style:justify-single-word="false"/>
      <style:text-properties officeooo:rsid="002878fb" officeooo:paragraph-rsid="002878fb"/>
    </style:style>
    <style:style style:name="P38" style:family="paragraph" style:parent-style-name="Standard" style:list-style-name="L1">
      <style:paragraph-properties fo:text-align="justify" style:justify-single-word="false"/>
      <style:text-properties officeooo:rsid="002a3175" officeooo:paragraph-rsid="002a3175"/>
    </style:style>
    <style:style style:name="P39" style:family="paragraph" style:parent-style-name="Standard" style:list-style-name="L1">
      <style:paragraph-properties fo:text-align="justify" style:justify-single-word="false"/>
      <style:text-properties officeooo:rsid="002b3c38" officeooo:paragraph-rsid="002b3c38"/>
    </style:style>
    <style:style style:name="P40" style:family="paragraph" style:parent-style-name="Standard" style:list-style-name="L2">
      <style:paragraph-properties fo:text-align="justify" style:justify-single-word="false"/>
      <style:text-properties officeooo:rsid="002d7911" officeooo:paragraph-rsid="002d7911"/>
    </style:style>
    <style:style style:name="P41" style:family="paragraph" style:parent-style-name="Standard" style:list-style-name="L5">
      <style:paragraph-properties fo:text-align="justify" style:justify-single-word="false"/>
      <style:text-properties officeooo:rsid="002d7911" officeooo:paragraph-rsid="006ec3db"/>
    </style:style>
    <style:style style:name="P42" style:family="paragraph" style:parent-style-name="Standard" style:list-style-name="L2">
      <style:paragraph-properties fo:text-align="justify" style:justify-single-word="false"/>
      <style:text-properties officeooo:rsid="003487c7" officeooo:paragraph-rsid="003487c7"/>
    </style:style>
    <style:style style:name="P43" style:family="paragraph" style:parent-style-name="Standard" style:list-style-name="L5">
      <style:paragraph-properties fo:text-align="justify" style:justify-single-word="false"/>
      <style:text-properties officeooo:rsid="003487c7" officeooo:paragraph-rsid="006ec3db"/>
    </style:style>
    <style:style style:name="P44" style:family="paragraph" style:parent-style-name="Standard" style:list-style-name="L2">
      <style:paragraph-properties fo:text-align="justify" style:justify-single-word="false"/>
      <style:text-properties officeooo:rsid="00324f44" officeooo:paragraph-rsid="00324f44"/>
    </style:style>
    <style:style style:name="P45" style:family="paragraph" style:parent-style-name="Standard" style:list-style-name="L5">
      <style:paragraph-properties fo:text-align="justify" style:justify-single-word="false"/>
      <style:text-properties officeooo:rsid="00324f44" officeooo:paragraph-rsid="006ec3db"/>
    </style:style>
    <style:style style:name="P46" style:family="paragraph" style:parent-style-name="Standard" style:list-style-name="L2">
      <style:paragraph-properties fo:text-align="justify" style:justify-single-word="false"/>
      <style:text-properties officeooo:rsid="0030ecec" officeooo:paragraph-rsid="0030ecec"/>
    </style:style>
    <style:style style:name="P47" style:family="paragraph" style:parent-style-name="Standard" style:list-style-name="L5">
      <style:paragraph-properties fo:text-align="justify" style:justify-single-word="false"/>
      <style:text-properties officeooo:rsid="0030ecec" officeooo:paragraph-rsid="006ec3db"/>
    </style:style>
    <style:style style:name="P48" style:family="paragraph" style:parent-style-name="Standard" style:list-style-name="L2">
      <style:paragraph-properties fo:text-align="justify" style:justify-single-word="false"/>
      <style:text-properties officeooo:rsid="003022d4" officeooo:paragraph-rsid="003022d4"/>
    </style:style>
    <style:style style:name="P49" style:family="paragraph" style:parent-style-name="Standard" style:list-style-name="L5">
      <style:paragraph-properties fo:text-align="justify" style:justify-single-word="false"/>
      <style:text-properties officeooo:rsid="003022d4" officeooo:paragraph-rsid="006ec3db"/>
    </style:style>
    <style:style style:name="P50" style:family="paragraph" style:parent-style-name="Standard" style:list-style-name="L3">
      <style:paragraph-properties fo:text-align="justify" style:justify-single-word="false"/>
      <style:text-properties fo:font-weight="normal" officeooo:rsid="0038ecd0" officeooo:paragraph-rsid="0038ecd0" style:font-weight-asian="normal" style:font-weight-complex="normal"/>
    </style:style>
    <style:style style:name="P51" style:family="paragraph" style:parent-style-name="Standard" style:list-style-name="L3">
      <style:paragraph-properties fo:text-align="justify" style:justify-single-word="false"/>
      <style:text-properties fo:font-weight="normal" officeooo:rsid="0038ecd0" officeooo:paragraph-rsid="003a3faf" style:font-weight-asian="normal" style:font-weight-complex="normal"/>
    </style:style>
    <style:style style:name="P52" style:family="paragraph" style:parent-style-name="Standard" style:list-style-name="L3">
      <style:paragraph-properties fo:text-align="justify" style:justify-single-word="false"/>
      <style:text-properties fo:font-weight="normal" officeooo:rsid="003a3faf" officeooo:paragraph-rsid="003a3faf" style:font-weight-asian="normal" style:font-weight-complex="normal"/>
    </style:style>
    <style:style style:name="P53" style:family="paragraph" style:parent-style-name="Standard" style:list-style-name="L6">
      <style:paragraph-properties fo:text-align="justify" style:justify-single-word="false"/>
      <style:text-properties fo:font-weight="normal" officeooo:rsid="003a3faf" officeooo:paragraph-rsid="006ec3db" style:font-weight-asian="normal" style:font-weight-complex="normal"/>
    </style:style>
    <style:style style:name="P54" style:family="paragraph" style:parent-style-name="Standard">
      <style:paragraph-properties fo:text-align="justify" style:justify-single-word="false"/>
      <style:text-properties fo:font-weight="normal" officeooo:rsid="0046aa1c" officeooo:paragraph-rsid="0046aa1c" style:font-weight-asian="normal" style:font-weight-complex="normal"/>
    </style:style>
    <style:style style:name="P55" style:family="paragraph" style:parent-style-name="Standard" style:list-style-name="L6">
      <style:paragraph-properties fo:text-align="justify" style:justify-single-word="false"/>
      <style:text-properties fo:font-weight="normal" officeooo:rsid="008e9d63" officeooo:paragraph-rsid="008e9d63" style:font-weight-asian="normal" style:font-weight-complex="normal"/>
    </style:style>
    <style:style style:name="P56" style:family="paragraph" style:parent-style-name="Standard" style:list-style-name="L6">
      <style:paragraph-properties fo:text-align="justify" style:justify-single-word="false"/>
      <style:text-properties fo:font-weight="normal" officeooo:rsid="008dc995" officeooo:paragraph-rsid="008dc995" style:font-weight-asian="normal" style:font-weight-complex="normal"/>
    </style:style>
    <style:style style:name="P57" style:family="paragraph" style:parent-style-name="Standard" style:list-style-name="L6">
      <style:paragraph-properties fo:text-align="justify" style:justify-single-word="false"/>
      <style:text-properties fo:font-weight="normal" officeooo:rsid="008c560f" officeooo:paragraph-rsid="008c560f" style:font-weight-asian="normal" style:font-weight-complex="normal"/>
    </style:style>
    <style:style style:name="P58" style:family="paragraph" style:parent-style-name="Standard">
      <style:paragraph-properties fo:text-align="justify" style:justify-single-word="false"/>
      <style:text-properties fo:font-weight="normal" officeooo:rsid="004112b7" officeooo:paragraph-rsid="009e4bfc" style:font-weight-asian="normal" style:font-weight-complex="normal"/>
    </style:style>
    <style:style style:name="P59" style:family="paragraph" style:parent-style-name="Standard" style:list-style-name="L1">
      <style:paragraph-properties fo:text-align="justify" style:justify-single-word="false"/>
      <style:text-properties officeooo:rsid="0070aedd" officeooo:paragraph-rsid="006ec3db"/>
    </style:style>
    <style:style style:name="P60" style:family="paragraph" style:parent-style-name="Standard" style:list-style-name="L1">
      <style:paragraph-properties fo:text-align="justify" style:justify-single-word="false"/>
      <style:text-properties officeooo:rsid="00717b38" officeooo:paragraph-rsid="00717b38"/>
    </style:style>
    <style:style style:name="P61" style:family="paragraph" style:parent-style-name="Standard" style:list-style-name="L1">
      <style:paragraph-properties fo:text-align="justify" style:justify-single-word="false"/>
      <style:text-properties officeooo:rsid="0071d1fa" officeooo:paragraph-rsid="0071d1fa"/>
    </style:style>
    <style:style style:name="P62" style:family="paragraph" style:parent-style-name="Standard" style:list-style-name="L1">
      <style:paragraph-properties fo:text-align="justify" style:justify-single-word="false"/>
      <style:text-properties officeooo:rsid="00755996" officeooo:paragraph-rsid="007799f3"/>
    </style:style>
    <style:style style:name="P63" style:family="paragraph" style:parent-style-name="Standard" style:list-style-name="L5">
      <style:paragraph-properties fo:text-align="justify" style:justify-single-word="false"/>
      <style:text-properties officeooo:rsid="00804547" officeooo:paragraph-rsid="00804547"/>
    </style:style>
    <style:style style:name="P64" style:family="paragraph" style:parent-style-name="Standard" style:list-style-name="L5">
      <style:paragraph-properties fo:text-align="justify" style:justify-single-word="false"/>
      <style:text-properties officeooo:rsid="0082ad1e" officeooo:paragraph-rsid="0082ad1e"/>
    </style:style>
    <style:style style:name="P65" style:family="paragraph" style:parent-style-name="Standard" style:list-style-name="L5">
      <style:paragraph-properties fo:text-align="justify" style:justify-single-word="false"/>
      <style:text-properties officeooo:rsid="0085480c" officeooo:paragraph-rsid="0085480c"/>
    </style:style>
    <style:style style:name="P66" style:family="paragraph" style:parent-style-name="Standard" style:list-style-name="L5">
      <style:paragraph-properties fo:text-align="justify" style:justify-single-word="false"/>
      <style:text-properties officeooo:rsid="00872d11" officeooo:paragraph-rsid="00872d11"/>
    </style:style>
    <style:style style:name="P67" style:family="paragraph" style:parent-style-name="Standard" style:list-style-name="L5">
      <style:paragraph-properties fo:text-align="justify" style:justify-single-word="false"/>
      <style:text-properties officeooo:rsid="008b716b" officeooo:paragraph-rsid="008b716b"/>
    </style:style>
    <style:style style:name="P68" style:family="paragraph" style:parent-style-name="Standard" style:list-style-name="L5">
      <style:paragraph-properties fo:text-align="justify" style:justify-single-word="false"/>
      <style:text-properties officeooo:rsid="008b716b" officeooo:paragraph-rsid="006ec3db"/>
    </style:style>
    <style:style style:name="P69" style:family="paragraph" style:parent-style-name="Standard" style:list-style-name="L5">
      <style:paragraph-properties fo:text-align="justify" style:justify-single-word="false"/>
      <style:text-properties officeooo:rsid="008b838c" officeooo:paragraph-rsid="008b838c"/>
    </style:style>
    <style:style style:name="P70" style:family="paragraph" style:parent-style-name="Standard">
      <style:paragraph-properties fo:text-align="justify" style:justify-single-word="false"/>
      <style:text-properties officeooo:rsid="001aa928" officeooo:paragraph-rsid="00954299"/>
    </style:style>
    <style:style style:name="P71" style:family="paragraph" style:parent-style-name="Standard">
      <style:paragraph-properties fo:line-height="100%" fo:text-align="start" style:justify-single-word="false" fo:hyphenation-ladder-count="no-limit" style:vertical-align="auto"/>
      <style:text-properties fo:color="#4f81bd" style:font-name="Cambria" fo:font-size="13pt" fo:font-weight="bold" officeooo:paragraph-rsid="009c65d8" style:font-name-asian="F" style:font-size-asian="13pt" style:font-weight-asian="bold" style:font-name-complex="Mangal" style:font-size-complex="11.5pt" style:font-weight-complex="bold" fo:hyphenate="true" fo:hyphenation-remain-char-count="2" fo:hyphenation-push-char-count="2"/>
    </style:style>
    <style:style style:name="P72" style:family="paragraph" style:parent-style-name="Standard">
      <style:paragraph-properties fo:text-align="justify" style:justify-single-word="false"/>
      <style:text-properties fo:color="#000000" officeooo:paragraph-rsid="009e1e6a"/>
    </style:style>
    <style:style style:name="P73" style:family="paragraph" style:parent-style-name="Standard">
      <style:paragraph-properties fo:margin-top="0.0417in" fo:margin-bottom="0in" loext:contextual-spacing="false"/>
      <style:text-properties fo:color="#000000" officeooo:paragraph-rsid="009e1e6a" style:font-name-complex="Times New Roman1"/>
    </style:style>
    <style:style style:name="P74" style:family="paragraph" style:parent-style-name="Standard">
      <style:paragraph-properties fo:margin-left="0in" fo:margin-right="0in" fo:margin-top="0.0417in" fo:margin-bottom="0in" loext:contextual-spacing="false" fo:text-indent="0.25in" style:auto-text-indent="false"/>
      <style:text-properties fo:color="#000000" fo:font-size="5pt" fo:font-weight="bold" officeooo:paragraph-rsid="009e1e6a" style:font-size-asian="5pt" style:font-weight-asian="bold" style:font-name-complex="Times New Roman1"/>
    </style:style>
    <style:style style:name="P75" style:family="paragraph" style:parent-style-name="Quote">
      <style:text-properties officeooo:paragraph-rsid="00954299"/>
    </style:style>
    <style:style style:name="P76" style:family="paragraph" style:parent-style-name="Subtitle" style:list-style-name="">
      <style:text-properties officeooo:paragraph-rsid="00954299"/>
    </style:style>
    <style:style style:name="P77" style:family="paragraph" style:parent-style-name="List_20_Paragraph" style:list-style-name="WWNum4">
      <style:paragraph-properties fo:margin-left="0.5in" fo:margin-right="0in" fo:line-height="120%" fo:text-indent="-0.25in" style:auto-text-indent="false"/>
      <style:text-properties officeooo:paragraph-rsid="009c65d8"/>
    </style:style>
    <style:style style:name="P78" style:family="paragraph" style:parent-style-name="Standard_20__28_user_29_">
      <style:paragraph-properties fo:text-align="justify" style:justify-single-word="false"/>
      <style:text-properties officeooo:paragraph-rsid="00954299"/>
    </style:style>
    <style:style style:name="P79"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184e9" style:font-weight-asian="bold" style:font-weight-complex="bold"/>
    </style:style>
    <style:style style:name="T4" style:family="text">
      <style:text-properties fo:font-weight="bold" officeooo:rsid="002d4b10" style:font-weight-asian="bold" style:font-weight-complex="bold"/>
    </style:style>
    <style:style style:name="T5" style:family="text">
      <style:text-properties fo:font-weight="bold" officeooo:rsid="003fbd56" style:font-weight-asian="bold" style:font-weight-complex="bold"/>
    </style:style>
    <style:style style:name="T6" style:family="text">
      <style:text-properties fo:font-weight="bold" officeooo:rsid="00400aaa" style:font-weight-asian="bold" style:font-weight-complex="bold"/>
    </style:style>
    <style:style style:name="T7" style:family="text">
      <style:text-properties fo:font-weight="bold" officeooo:rsid="001aa928" style:font-weight-asian="bold" style:font-weight-complex="bold"/>
    </style:style>
    <style:style style:name="T8" style:family="text">
      <style:text-properties fo:font-weight="bold" officeooo:rsid="003fbd56"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95c6" style:font-weight-asian="normal" style:font-weight-complex="normal"/>
    </style:style>
    <style:style style:name="T11" style:family="text">
      <style:text-properties fo:font-weight="normal" officeooo:rsid="001f0c79" style:font-weight-asian="normal" style:font-weight-complex="normal"/>
    </style:style>
    <style:style style:name="T12" style:family="text">
      <style:text-properties fo:font-weight="normal" officeooo:rsid="001f557e" style:font-weight-asian="normal" style:font-weight-complex="normal"/>
    </style:style>
    <style:style style:name="T13" style:family="text">
      <style:text-properties fo:font-weight="normal" officeooo:rsid="001f7e25" style:font-weight-asian="normal" style:font-weight-complex="normal"/>
    </style:style>
    <style:style style:name="T14" style:family="text">
      <style:text-properties fo:font-weight="normal" officeooo:rsid="002184e9" style:font-weight-asian="normal" style:font-weight-complex="normal"/>
    </style:style>
    <style:style style:name="T15" style:family="text">
      <style:text-properties fo:font-weight="normal" officeooo:rsid="003d332b" style:font-weight-asian="normal" style:font-weight-complex="normal"/>
    </style:style>
    <style:style style:name="T16" style:family="text">
      <style:text-properties fo:font-weight="normal" officeooo:rsid="003da489" style:font-weight-asian="normal" style:font-weight-complex="normal"/>
    </style:style>
    <style:style style:name="T17" style:family="text">
      <style:text-properties fo:font-weight="normal" officeooo:rsid="0046aa1c" style:font-weight-asian="normal" style:font-weight-complex="normal"/>
    </style:style>
    <style:style style:name="T18" style:family="text">
      <style:text-properties fo:font-weight="normal" officeooo:rsid="0047812c" style:font-weight-asian="normal" style:font-weight-complex="normal"/>
    </style:style>
    <style:style style:name="T19" style:family="text">
      <style:text-properties fo:font-weight="normal" officeooo:rsid="00499be6" style:font-weight-asian="normal" style:font-weight-complex="normal"/>
    </style:style>
    <style:style style:name="T20" style:family="text">
      <style:text-properties fo:font-weight="normal" officeooo:rsid="0049a8ed" style:font-weight-asian="normal" style:font-weight-complex="normal"/>
    </style:style>
    <style:style style:name="T21" style:family="text">
      <style:text-properties fo:font-weight="normal" officeooo:rsid="004b7070" style:font-weight-asian="normal" style:font-weight-complex="normal"/>
    </style:style>
    <style:style style:name="T22" style:family="text">
      <style:text-properties fo:font-weight="normal" officeooo:rsid="004c499d" style:font-weight-asian="normal" style:font-weight-complex="normal"/>
    </style:style>
    <style:style style:name="T23" style:family="text">
      <style:text-properties fo:font-weight="normal" officeooo:rsid="004e0d80" style:font-weight-asian="normal" style:font-weight-complex="normal"/>
    </style:style>
    <style:style style:name="T24" style:family="text">
      <style:text-properties fo:font-weight="normal" officeooo:rsid="0051bec9" style:font-weight-asian="normal" style:font-weight-complex="normal"/>
    </style:style>
    <style:style style:name="T25" style:family="text">
      <style:text-properties fo:font-weight="normal" officeooo:rsid="0055d36c" style:font-weight-asian="normal" style:font-weight-complex="normal"/>
    </style:style>
    <style:style style:name="T26" style:family="text">
      <style:text-properties fo:font-weight="normal" officeooo:rsid="00566f95" style:font-weight-asian="normal" style:font-weight-complex="normal"/>
    </style:style>
    <style:style style:name="T27" style:family="text">
      <style:text-properties fo:font-weight="normal" officeooo:rsid="00567b38" style:font-weight-asian="normal" style:font-weight-complex="normal"/>
    </style:style>
    <style:style style:name="T28" style:family="text">
      <style:text-properties fo:font-weight="normal" officeooo:rsid="00579033" style:font-weight-asian="normal" style:font-weight-complex="normal"/>
    </style:style>
    <style:style style:name="T29" style:family="text">
      <style:text-properties fo:font-weight="normal" officeooo:rsid="00597b0d" style:font-weight-asian="normal" style:font-weight-complex="normal"/>
    </style:style>
    <style:style style:name="T30" style:family="text">
      <style:text-properties fo:font-weight="normal" officeooo:rsid="005a24c4" style:font-weight-asian="normal" style:font-weight-complex="normal"/>
    </style:style>
    <style:style style:name="T31" style:family="text">
      <style:text-properties fo:font-weight="normal" officeooo:rsid="005af75b" style:font-weight-asian="normal" style:font-weight-complex="normal"/>
    </style:style>
    <style:style style:name="T32" style:family="text">
      <style:text-properties fo:font-weight="normal" officeooo:rsid="005cc72d" style:font-weight-asian="normal" style:font-weight-complex="normal"/>
    </style:style>
    <style:style style:name="T33" style:family="text">
      <style:text-properties fo:font-weight="normal" officeooo:rsid="00607b27" style:font-weight-asian="normal" style:font-weight-complex="normal"/>
    </style:style>
    <style:style style:name="T34" style:family="text">
      <style:text-properties fo:font-weight="normal" officeooo:rsid="0061b678" style:font-weight-asian="normal" style:font-weight-complex="normal"/>
    </style:style>
    <style:style style:name="T35" style:family="text">
      <style:text-properties fo:font-weight="normal" officeooo:rsid="00639248" style:font-weight-asian="normal" style:font-weight-complex="normal"/>
    </style:style>
    <style:style style:name="T36" style:family="text">
      <style:text-properties fo:font-weight="normal" officeooo:rsid="00656e8d" style:font-weight-asian="normal" style:font-weight-complex="normal"/>
    </style:style>
    <style:style style:name="T37" style:family="text">
      <style:text-properties fo:font-weight="normal" officeooo:rsid="00669495" style:font-weight-asian="normal" style:font-weight-complex="normal"/>
    </style:style>
    <style:style style:name="T38" style:family="text">
      <style:text-properties fo:font-weight="normal" officeooo:rsid="0068c7b7" style:font-weight-asian="normal" style:font-weight-complex="normal"/>
    </style:style>
    <style:style style:name="T39" style:family="text">
      <style:text-properties fo:font-weight="normal" officeooo:rsid="006a8645" style:font-weight-asian="normal" style:font-weight-complex="normal"/>
    </style:style>
    <style:style style:name="T40" style:family="text">
      <style:text-properties fo:font-weight="normal" officeooo:rsid="006b5952" style:font-weight-asian="normal" style:font-weight-complex="normal"/>
    </style:style>
    <style:style style:name="T41" style:family="text">
      <style:text-properties fo:font-weight="normal" officeooo:rsid="0084e32f" style:font-weight-asian="normal" style:font-weight-complex="normal"/>
    </style:style>
    <style:style style:name="T42" style:family="text">
      <style:text-properties fo:font-weight="normal" officeooo:rsid="0088c5a5" style:font-weight-asian="normal" style:font-weight-complex="normal"/>
    </style:style>
    <style:style style:name="T43" style:family="text">
      <style:text-properties officeooo:rsid="001b7a44"/>
    </style:style>
    <style:style style:name="T44" style:family="text">
      <style:text-properties officeooo:rsid="002b30db"/>
    </style:style>
    <style:style style:name="T45" style:family="text">
      <style:text-properties officeooo:rsid="002b3c38"/>
    </style:style>
    <style:style style:name="T46" style:family="text">
      <style:text-properties officeooo:rsid="002c65e1"/>
    </style:style>
    <style:style style:name="T47" style:family="text">
      <style:text-properties officeooo:rsid="002e2510"/>
    </style:style>
    <style:style style:name="T48" style:family="text">
      <style:text-properties officeooo:rsid="0035d915"/>
    </style:style>
    <style:style style:name="T49" style:family="text">
      <style:text-properties officeooo:rsid="003a3faf"/>
    </style:style>
    <style:style style:name="T50" style:family="text">
      <style:text-properties officeooo:rsid="003fbd56"/>
    </style:style>
    <style:style style:name="T51" style:family="text">
      <style:text-properties officeooo:rsid="004112b7"/>
    </style:style>
    <style:style style:name="T52" style:family="text">
      <style:text-properties officeooo:rsid="0046aa1c"/>
    </style:style>
    <style:style style:name="T53" style:family="text">
      <style:text-properties officeooo:rsid="0071d1fa"/>
    </style:style>
    <style:style style:name="T54" style:family="text">
      <style:text-properties officeooo:rsid="0073c427"/>
    </style:style>
    <style:style style:name="T55" style:family="text">
      <style:text-properties officeooo:rsid="007677fe"/>
    </style:style>
    <style:style style:name="T56" style:family="text">
      <style:text-properties officeooo:rsid="007799f3"/>
    </style:style>
    <style:style style:name="T57" style:family="text">
      <style:text-properties officeooo:rsid="007f6622"/>
    </style:style>
    <style:style style:name="T58" style:family="text">
      <style:text-properties officeooo:rsid="00823f55"/>
    </style:style>
    <style:style style:name="T59" style:family="text">
      <style:text-properties officeooo:rsid="00832c7b"/>
    </style:style>
    <style:style style:name="T60" style:family="text">
      <style:text-properties officeooo:rsid="0084e32f"/>
    </style:style>
    <style:style style:name="T61" style:family="text">
      <style:text-properties officeooo:rsid="008a0126"/>
    </style:style>
    <style:style style:name="T62" style:family="text">
      <style:text-properties officeooo:rsid="008b838c"/>
    </style:style>
    <style:style style:name="T63" style:family="text">
      <style:text-properties style:font-style-complex="normal"/>
    </style:style>
    <style:style style:name="T64" style:family="text">
      <style:text-properties fo:font-size="28pt" fo:font-weight="bold" style:font-size-asian="28pt" style:font-weight-asian="bold" style:font-size-complex="28pt" style:font-weight-complex="bold"/>
    </style:style>
    <style:style style:name="T65" style:family="text">
      <style:text-properties fo:color="#3465a4"/>
    </style:style>
    <style:style style:name="T66" style:family="text">
      <style:text-properties officeooo:rsid="001aa928"/>
    </style:style>
    <style:style style:name="T67" style:family="text">
      <style:text-properties style:font-name="Arial" style:font-name-complex="Arial1"/>
    </style:style>
    <style:style style:name="T68" style:family="text">
      <style:text-properties fo:color="#4f81bd" style:font-name="Cambria" fo:font-size="13pt" fo:language="en" fo:country="US" fo:font-weight="bold" style:letter-kerning="true" style:font-name-asian="F" style:font-size-asian="13pt" style:language-asian="zh" style:country-asian="CN" style:font-weight-asian="bold" style:font-name-complex="Mangal" style:font-size-complex="11.5pt" style:language-complex="hi" style:country-complex="IN" style:font-weight-complex="bold"/>
    </style:style>
    <style:style style:name="T69" style:family="text">
      <style:text-properties fo:font-size="13pt" fo:font-weight="normal" style:font-size-asian="13pt" style:font-weight-asian="normal" style:font-size-complex="13pt" style:font-weight-complex="normal"/>
    </style:style>
    <style:style style:name="T70" style:family="text">
      <style:text-properties fo:font-size="13pt" fo:font-weight="normal" officeooo:rsid="004112b7" style:font-size-asian="13pt" style:font-weight-asian="normal" style:font-size-complex="13pt" style:font-weight-complex="normal"/>
    </style:style>
    <style:style style:name="T71" style:family="text">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draw:stroke="solid" svg:stroke-width="0.0598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022in" fo:margin-top="0.0209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text:p>
      <text:p text:style-name="P19"><text:span text:style-name="T64">Machine Learning Types</text:span></text:p>
      <text:p text:style-name="P75">“Now, it’s my belief that Python is a lot easier then to teach to students programming and teach them C or C++ or Java at the same time because all the details of the languages are so much harder. Other scripting languages really don’t work very well there either.”</text:p>
      <text:p text:style-name="P75"><text:span text:style-name="T65">~Guido van Rossum</text:span></text:p>
      <text:p text:style-name="P78"><draw:line text:anchor-type="paragraph" draw:z-index="0" draw:name="Shape1" draw:style-name="gr1" draw:text-style-name="P79" svg:x1="-0.0807in" svg:y1="0.0764in" svg:x2="7.1067in" svg:y2="0.0764in"><text:p/></draw:line></text:p>
      <text:p text:style-name="P76"/>
      <text:p text:style-name="P76">Topics covered in this Chapter</text:p>
      <text:p text:style-name="P78"/>
      <text:p text:style-name="P78"><text:span text:style-name="Subtle_20_Emphasis"><text:span text:style-name="T63">6.1<text:tab/>What is Machine Learning</text:span></text:span></text:p>
      <text:p text:style-name="P78"><text:span text:style-name="Subtle_20_Emphasis"><text:span text:style-name="T63">6.2<text:tab/>History of Machine Learning</text:span></text:span></text:p>
      <text:p text:style-name="P78"><text:span text:style-name="Subtle_20_Emphasis"><text:span text:style-name="T63">6.3<text:tab/>Why Python in mobile app</text:span></text:span></text:p>
      <text:p text:style-name="P78"><text:span text:style-name="Subtle_20_Emphasis"><text:span text:style-name="T63">6.4<text:tab/>Kivy Architecture</text:span></text:span></text:p>
      <text:p text:style-name="P78"><text:span text:style-name="Subtle_20_Emphasis"><text:span text:style-name="T63">6.5<text:tab/>Python developed mobile apps</text:span></text:span></text:p>
      <text:p text:style-name="P78"><text:span text:style-name="Subtle_20_Emphasis"><text:span text:style-name="T63">6.6<text:tab/>History of Kivy</text:span></text:span></text:p>
      <text:p text:style-name="P78"><text:span text:style-name="Subtle_20_Emphasis"><text:span text:style-name="T63">6.7<text:tab/>Why not Cordova</text:span></text:span></text:p>
      <text:p text:style-name="P78"><text:span text:style-name="Subtle_20_Emphasis"><text:span text:style-name="T63">6.8<text:tab/>Kivy Versions</text:span></text:span></text:p>
      <text:p text:style-name="P78"><text:span text:style-name="Subtle_20_Emphasis"><text:span text:style-name="T63">6.9<text:tab/>How, its different from cross-platform app development framework?</text:span></text:span></text:p>
      <text:p text:style-name="P78"><text:span text:style-name="Subtle_20_Emphasis"><text:span text:style-name="T63">6.10<text:tab/>System Requirements</text:span></text:span></text:p>
      <text:p text:style-name="P78"><text:span text:style-name="Subtle_20_Emphasis"><text:span text:style-name="T63">6.11<text:tab/>Installation of Kivy in various platforms</text:span></text:span></text:p>
      <text:p text:style-name="P78"><text:span text:style-name="Subtle_20_Emphasis"><text:span text:style-name="T63"><text:tab/>6.11.1<text:tab/>Installation in Windows</text:span></text:span></text:p>
      <text:p text:style-name="P78"><text:span text:style-name="Subtle_20_Emphasis"><text:span text:style-name="T63"><text:tab/>6.11.2<text:tab/>Installation in Mac OS</text:span></text:span></text:p>
      <text:p text:style-name="P78"><text:span text:style-name="Subtle_20_Emphasis"><text:span text:style-name="T63"><text:tab/>6.11.3<text:tab/>Installation in Linux</text:span></text:span></text:p>
      <text:p text:style-name="P78"><text:span text:style-name="Subtle_20_Emphasis"><text:span text:style-name="T63"><text:tab/>6.11.4<text:tab/>what are Wheels and pip</text:span></text:span></text:p>
      <text:p text:style-name="P78"><text:span text:style-name="Subtle_20_Emphasis"><text:span text:style-name="T63"><text:tab/>6.11.5<text:tab/>Cython Installation in Linux</text:span></text:span></text:p>
      <text:p text:style-name="P78"><text:span text:style-name="Subtle_20_Emphasis"><text:span text:style-name="T63"><text:tab/>6.11.6 Verifying installation </text:span></text:span></text:p>
      <text:p text:style-name="P78"><text:span text:style-name="Subtle_20_Emphasis"><text:span text:style-name="T63">6.12<text:tab/>Creating First Hello World App</text:span></text:span></text:p>
      <text:p text:style-name="P78"><text:span text:style-name="Subtle_20_Emphasis"><text:span text:style-name="T63"><text:tab/>6.12.1<text:tab/>Event Handling in Kivy</text:span></text:span></text:p>
      <text:p text:style-name="P78"><text:span text:style-name="Subtle_20_Emphasis"><text:span text:style-name="T63"><text:tab/>6.12.2<text:tab/>Event Dispatcher</text:span></text:span></text:p>
      <text:p text:style-name="P78"><text:span text:style-name="Subtle_20_Emphasis"><text:span text:style-name="T63"><text:tab/>6.12.3<text:tab/>Main Loop</text:span></text:span></text:p>
      <text:p text:style-name="P78"><text:span text:style-name="Subtle_20_Emphasis"><text:span text:style-name="T63"><text:tab/>6.12.4<text:tab/>Custom Events</text:span></text:span></text:p>
      <text:p text:style-name="P78"><text:span text:style-name="Subtle_20_Emphasis"><text:span text:style-name="T63">6.13<text:tab/>Anatomy of Kivy application</text:span></text:span></text:p>
      <text:p text:style-name="P78"><text:span text:style-name="Subtle_20_Emphasis"><text:span text:style-name="T63"><text:tab/>6.13.1<text:tab/>Running Kivy Application</text:span></text:span></text:p>
      <text:p text:style-name="P78"><text:span text:style-name="Subtle_20_Emphasis"><text:span text:style-name="T63"><text:tab/>6.13.2<text:tab/>Listing and uninstalling Kivy</text:span></text:span></text:p>
      <text:p text:style-name="P78"><text:span text:style-name="Subtle_20_Emphasis"><text:span text:style-name="T63"><text:tab/>Summary</text:span></text:span></text:p>
      <text:p text:style-name="P78"><text:span text:style-name="Subtle_20_Emphasis"><text:span text:style-name="T63"><text:tab/>Key terms</text:span></text:span></text:p>
      <text:p text:style-name="P70"><text:span text:style-name="Subtle_20_Emphasis"><text:span text:style-name="T8"><text:tab/>Review Questions</text:span></text:span></text:p>
      <text:p text:style-name="P70"><text:span text:style-name="Subtle_20_Emphasis"><text:span text:style-name="T8"/></text:span></text:p>
      <text:p text:style-name="P70"><text:span text:style-name="Subtle_20_Emphasis"><text:span text:style-name="T8"/></text:span></text:p>
      <text:p text:style-name="P70"><text:span text:style-name="Subtle_20_Emphasis"><text:span text:style-name="T8"/></text:span></text:p>
      <text:p text:style-name="P70"><text:span text:style-name="Subtle_20_Emphasis"><text:span text:style-name="T8"/></text:span></text:p>
      <text:p text:style-name="P70"><text:span text:style-name="T5">Module Objective</text:span> </text:p>
      <text:p text:style-name="P7"><text:soft-page-break/><text:tab/><text:span text:style-name="T50">In this module, you will learn get an understanding of the different kind of machine learning algorithms. You will understand in detail the functioning of these algorithms and the various scenarios in which they are used.</text:span></text:p>
      <text:p text:style-name="P7"/>
      <text:p text:style-name="P3"><text:span text:style-name="T6">Ensemble </text:span><text:span text:style-name="T2">Learning </text:span><text:span text:style-name="T6">Method</text:span> </text:p>
      <text:p text:style-name="P8"><text:tab/><text:span text:style-name="T51">Machine Learning is all about developing algorithms that allow a computer to learn from data. Learning may not essentially involve in outline the perceptions but it is all about matter of finding statistical regularities or other patterns in the data. So most of machine learning algorithms will hardly look like how human approach a learning task and continue the same process time and again to gain experience. Through, machine learning algorithm can give inference and insights into the relative difficulty of learning in various diverse and complex environments.</text:span></text:p>
      <text:p text:style-name="P9">Ensemble modeling is very influence and a powerful approach to improve the performance and accuracy of your model. These ensemble method are just like other learning algorithms, but at the same time are difference too as these are very powerful way to improve the performance and accuracy of your models. </text:p>
      <text:p text:style-name="P10">The word assemble means a ‘group’. <text:span text:style-name="T52">So these ensemble methods engage number of predictive models to pull of better accuracy and model stability. Ensemble methods are known to convey supreme boost to tree based models.</text:span></text:p>
      <text:p text:style-name="P11">Just like other models, even tree models also suffer bias and variance.</text:p>
      <text:p text:style-name="P10"><text:span text:style-name="T52">Bias means, ‘how much on an average are forecast-ed value </text:span><text:s/><text:span text:style-name="T52">different form the actual value’</text:span></text:p>
      <text:p text:style-name="P11">Variance means, ‘how different will the forecasting of the model be at the same point of different samples are taken from the same population’.</text:p>
      <text:p text:style-name="P12">ML algorithms are ordered into taxonomy, primarily based on the desired or defined outcome of the algorithm. Common algorithm types are:</text:p>
      <text:list xml:id="list2744547298" text:style-name="L4">
        <text:list-item>
          <text:p text:style-name="P23"><text:span text:style-name="T52"><text:s/>Supervised Learning- </text:span><text:span text:style-name="T18">T</text:span><text:span text:style-name="T17">he s</text:span><text:span text:style-name="T18">upervised machine learning </text:span><text:span text:style-name="T19">is a task </text:span><text:span text:style-name="T20">of learning a function that maps an input to an output based on example input-output pair. This technique in machine learning can only be applied on labeled data. For example discerning digits from images. Supervised learning algorithms apply respective mathematical and statistical </text:span><text:span text:style-name="T23">pre-defined</text:span><text:span text:style-name="T21"> functions which maps input to desired outputs. Here there will be a target variable which can be forecast by various other independent variable using statistical formulation applied on the data. Supervise learning techniques attempt to discern results and learn by trying to find patterns in a labeled data set. Human interaction is required to label data. <text:s text:c="2"/></text:span><text:span text:style-name="T20"><text:s/></text:span></text:p>
        </text:list-item>
        <text:list-item>
          <text:p text:style-name="P24">Unsupervised Learning- <text:span text:style-name="T22">Its generally true that most of the large data sets don’t have labels on their data. So unless </text:span><text:span text:style-name="T23">you sort through it all and give it labels, the unsupervised learning approach to data will not work. We must take the approach that will work with this data because:</text:span><text:span text:style-name="T22"> <text:s text:c="2"/></text:span></text:p>
          <text:list>
            <text:list-item>
              <text:p text:style-name="P25"><text:span text:style-name="T9">We can study the distribution </text:span><text:span text:style-name="T24">of the data and infer truth about the data in different part of the distribution.</text:span></text:p>
            </text:list-item>
            <text:list-item>
              <text:p text:style-name="P26"><text:span text:style-name="T24">W</text:span><text:span text:style-name="T9">e can study the structure and values in the data and infer new , more meaningful data and structure from it.</text:span></text:p>
            </text:list-item>
          </text:list>
        </text:list-item>
      </text:list>
      <text:p text:style-name="P6"><text:tab/><text:span text:style-name="T9">Many </text:span><text:span text:style-name="T25">techniques exists </text:span><text:span text:style-name="T26">for each of these unsupervised learning approach. How ever in the real world you are always working towards a research goal defined in the first phase of the data science process. So you need to combine or try different techniques before a data set can be labeled which enables supervised learning techniques. The algorithm is used to draw insights and interference from the input data of data sets without label and target variable. Mostly unsupervised learning is used in cluster analysis and also used for exploratory data analysis to find hidden patterns</text:span><text:span text:style-name="T27"> or grouping in the data. </text:span><text:span text:style-name="T42">T</text:span><text:span text:style-name="T41">his kind of algorithm labeled example are not available. </text:span><text:span text:style-name="T27">Primarily tree based learning algorithms are mostly used in supervised learning methods. The method allows predictive model with high accuracy </text:span><text:span text:style-name="T28">along with good stability and ease of interpretation</text:span><text:span text:style-name="T27">.</text:span><text:span text:style-name="T26"> <text:s text:c="3"/></text:span></text:p>
      <text:list xml:id="list231225470747230" text:continue-numbering="true" text:style-name="L4">
        <text:list-item>
          <text:p text:style-name="P27"><text:soft-page-break/>Semi-supervised Learning- <text:span text:style-name="T29">This technique needs labeled data </text:span><text:span text:style-name="T30">and therefore human interaction, to find patterns in the dat</text:span><text:span text:style-name="T31">a set, but they can still progress towards a result and learn even if unlabeled data set. <text:s/></text:span></text:p>
        </text:list-item>
        <text:list-item>
          <text:p text:style-name="P24">Reinforcement Learning- <text:span text:style-name="T32">Behavioral psychology is the core concept behind </text:span><text:span text:style-name="T33">reinforcement learning. It is similar to commutative reward</text:span><text:span text:style-name="T34">s given as incentive to people in order to motivate</text:span><text:span text:style-name="T33"> </text:span><text:span text:style-name="T34">for better result</text:span><text:span text:style-name="T35">s. This method used to <text:s/>maximize the accurate learning </text:span><text:span text:style-name="T36">behavior. </text:span><text:span text:style-name="T37">Learn through a policy or </text:span><text:span text:style-name="T39">per-defined</text:span><text:span text:style-name="T37"> rules </text:span><text:span text:style-name="T38">of the best way</text:span><text:span text:style-name="T40"> to act when observation of the real world is given. Every action have its own impact on the environment and environment provides feedback that guides the learning algorithm.</text:span></text:p>
          <text:h text:style-name="P16" text:outline-level="2"><text:span text:style-name="T2">Summary</text:span><text:span text:style-name="T66"> </text:span></text:h>
        </text:list-item>
      </text:list>
      <text:list xml:id="list544191853" text:style-name="L1">
        <text:list-item>
          <text:p text:style-name="P59">Ensemble modeling is very influential and powerful approach to improve the performance and accuracy of your model.</text:p>
        </text:list-item>
        <text:list-item>
          <text:p text:style-name="P60">The word “ensemble” means a ‘group’, <text:span text:style-name="T53">so these ensemble methods engage number of predictive models to pull of better accuracy and model stability.</text:span></text:p>
        </text:list-item>
        <text:list-item>
          <text:p text:style-name="P61">Supervised learning techniques attempt to discern result and learn by try to find patterns in labeled data sets. Human interaction is required to label data.</text:p>
        </text:list-item>
        <text:list-item>
          <text:p text:style-name="P61">Unsupervised learning algorithm used to draw insights and inferences from the input <text:span text:style-name="T54">data of the data sets without label and target variable.</text:span></text:p>
        </text:list-item>
        <text:list-item>
          <text:p text:style-name="P62">Semi-<text:span text:style-name="T55">s</text:span>upervised learning needs <text:span text:style-name="T56">labeled data and therefor human interaction, to find patterns in the data sets but they can still progress towards a result and learn even if unlabeled data is given.</text:span></text:p>
        </text:list-item>
        <text:list-item>
          <text:p text:style-name="P62"><text:span text:style-name="T56">Behavioral psychology is the core concept behind reinforcement learning. It is similar to commutative rewards given as incentive to people in order to motivate for better result. This method is used to maximize accurate learning behavior. <text:s/></text:span><text:s/></text:p>
        </text:list-item>
      </text:list>
      <text:h text:style-name="P18" text:outline-level="2">Review Questions</text:h>
      <text:list xml:id="list213008338" text:style-name="WWNum4">
        <text:list-item>
          <text:p text:style-name="P77"><text:span text:style-name="T67">What is Kivy and it architecture?</text:span></text:p>
        </text:list-item>
        <text:list-item>
          <text:p text:style-name="P77"><text:span text:style-name="T67">How to create custom event handler?</text:span></text:p>
        </text:list-item>
        <text:list-item>
          <text:p text:style-name="P77"><text:span text:style-name="T67">What are benefits using Kivy over Cordova like cross platform frameworks?</text:span></text:p>
        </text:list-item>
        <text:list-item>
          <text:p text:style-name="P77"><text:span text:style-name="T67">What is the main Kivy developed application?</text:span></text:p>
        </text:list-item>
        <text:list-item>
          <text:p text:style-name="P77"><text:span text:style-name="T67">Write is Cython and how it’s good for your program?</text:span></text:p>
        </text:list-item>
        <text:list-item>
          <text:p text:style-name="P77"><text:span text:style-name="T67">How to install Cython?</text:span></text:p>
        </text:list-item>
        <text:list-item>
          <text:p text:style-name="P77"><text:span text:style-name="T67">What is life cycle of Kivy Application?</text:span></text:p>
        </text:list-item>
      </text:list>
      <text:p text:style-name="P71"/>
      <text:h text:style-name="P17" text:outline-level="2"><text:span text:style-name="T2">Exercise</text:span></text:h>
      <text:p text:style-name="P28"><text:span text:style-name="T2">Learning Check</text:span> and <text:span text:style-name="T1">Tick the correct option</text:span></text:p>
      <text:p text:style-name="P28"><text:span text:style-name="T7"/></text:p>
      <text:list xml:id="list946050909" text:style-name="L5">
        <text:list-item>
          <text:p text:style-name="P41">________ in <text:span text:style-name="T57">machine learning can only be applied on labeled data</text:span>.</text:p>
          <text:list>
            <text:list-item>
              <text:p text:style-name="P63">Variance</text:p>
            </text:list-item>
            <text:list-item>
              <text:p text:style-name="P63">Supervised Learning</text:p>
            </text:list-item>
            <text:list-item>
              <text:p text:style-name="P63"><text:soft-page-break/>Unsupervised Learning</text:p>
            </text:list-item>
            <text:list-item>
              <text:p text:style-name="P63">Reinforcement Learning</text:p>
              <text:p text:style-name="P43"/>
            </text:list-item>
          </text:list>
        </text:list-item>
        <text:list-item>
          <text:p text:style-name="P41">________________<text:span text:style-name="T58">means, ‘how much on an average are the predicted values differenct from the actual value’</text:span>.</text:p>
          <text:list>
            <text:list-item>
              <text:p text:style-name="P64">Bias</text:p>
            </text:list-item>
            <text:list-item>
              <text:p text:style-name="P64">Variance</text:p>
            </text:list-item>
            <text:list-item>
              <text:p text:style-name="P64">Variation</text:p>
            </text:list-item>
            <text:list-item>
              <text:p text:style-name="P64">Data analysis </text:p>
              <text:p text:style-name="P45"/>
            </text:list-item>
          </text:list>
        </text:list-item>
        <text:list-item>
          <text:p text:style-name="P41"><text:span text:style-name="T59">Behavioral psychology is the core concept behind reinforcement learning</text:span>.</text:p>
          <text:list>
            <text:list-item>
              <text:p text:style-name="P47">True</text:p>
            </text:list-item>
            <text:list-item>
              <text:p text:style-name="P47">False</text:p>
              <text:p text:style-name="P47"/>
            </text:list-item>
          </text:list>
        </text:list-item>
        <text:list-item>
          <text:p text:style-name="P41"><text:span text:style-name="T60">Is this kind of algorithm labeled example are not available</text:span>?</text:p>
          <text:list>
            <text:list-item>
              <text:p text:style-name="P65">Ensemble </text:p>
            </text:list-item>
            <text:list-item>
              <text:p text:style-name="P66">Supervised Learning</text:p>
            </text:list-item>
            <text:list-item>
              <text:p text:style-name="P66">Unsupervised Learning</text:p>
            </text:list-item>
            <text:list-item>
              <text:p text:style-name="P66">Reinforcement Learning</text:p>
              <text:p text:style-name="P49"/>
            </text:list-item>
          </text:list>
        </text:list-item>
        <text:list-item>
          <text:p text:style-name="P41"><text:span text:style-name="T61">The algorithm is used to draw insights and inferences from the input data of the data sets without labeled or target variable</text:span>?</text:p>
          <text:list>
            <text:list-item>
              <text:p text:style-name="P67">Supervised Learning</text:p>
            </text:list-item>
            <text:list-item>
              <text:p text:style-name="P68">Semi-supervised Learning</text:p>
            </text:list-item>
            <text:list-item>
              <text:p text:style-name="P69">Unsupervised Learning</text:p>
            </text:list-item>
            <text:list-item>
              <text:p text:style-name="P69">Reinforcement Learning</text:p>
            </text:list-item>
          </text:list>
        </text:list-item>
      </text:list>
      <text:p text:style-name="P5"/>
      <text:p text:style-name="P5">Answer:</text:p>
      <text:list xml:id="list2455788534" text:style-name="L6">
        <text:list-item>
          <text:p text:style-name="P55">B Supervised Learning</text:p>
        </text:list-item>
        <text:list-item>
          <text:p text:style-name="P55">A Bias</text:p>
        </text:list-item>
        <text:list-item>
          <text:p text:style-name="P53">A True</text:p>
        </text:list-item>
        <text:list-item>
          <text:p text:style-name="P56">C <text:span text:style-name="T62">Unsupervised Learning</text:span></text:p>
        </text:list-item>
        <text:list-item>
          <text:p text:style-name="P57">C <text:span text:style-name="T62">Unsupervised Learning</text:span></text:p>
        </text:list-item>
      </text:list>
      <text:p text:style-name="P58"><text:s text:c="2"/></text:p>
      <text:p text:style-name="P58"/>
      <text:p text:style-name="P58"><text:s/><text:span text:style-name="T68">Fill in the Blanks</text:span></text:p>
      <text:p text:style-name="P73"/>
      <text:list xml:id="list566887391" text:style-name="WWNum1">
        <text:list-item>
          <text:p text:style-name="P14"><text:span text:style-name="T9">Kivy has powerful support of _________algorithms to minimize big operation in this channel we supports CPU, GPU, TPU, etc.</text:span></text:p>
        </text:list-item>
        <text:list-item>
          <text:p text:style-name="P29"><text:span text:style-name="T69">Every iteration of loop events are generated from_____________________ are rendered to display.</text:span></text:p>
        </text:list-item>
        <text:list-item>
          <text:p text:style-name="P29"><text:span text:style-name="T69">Kivy helps you to export______________ for each and every platform for production environment. </text:span></text:p>
        </text:list-item>
        <text:list-item>
          <text:p text:style-name="P29"><text:span text:style-name="T69">Easily you can describe your UI with ___________________.</text:span></text:p>
        </text:list-item>
        <text:list-item>
          <text:p text:style-name="P29"><text:span text:style-name="T69">inputs are handled by __________________class.</text:span></text:p>
        </text:list-item>
      </text:list>
      <text:p text:style-name="P72"/>
      <text:p text:style-name="P72"/>
      <text:p text:style-name="P13">Answers</text:p>
      <text:p text:style-name="P74"><text:soft-page-break/></text:p>
      <text:list xml:id="list2441867805" text:style-name="WWNum2">
        <text:list-item>
          <text:p text:style-name="P15"><text:span text:style-name="T9">Cython C lavel</text:span></text:p>
        </text:list-item>
        <text:list-item>
          <text:p text:style-name="P30"><text:span text:style-name="T69">user input, hardware sensors and frames</text:span></text:p>
        </text:list-item>
        <text:list-item>
          <text:p text:style-name="P30"><text:span text:style-name="T69">executable code</text:span></text:p>
        </text:list-item>
        <text:list-item>
          <text:p text:style-name="P31"><text:span text:style-name="T69">Kivy language</text:span></text:p>
        </text:list-item>
        <text:list-item>
          <text:p text:style-name="P31"><text:span text:style-name="T70">tour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system" style:font-pitch-asian="variable" style:font-size-asian="26pt" style:font-name-complex="Mangal" style:font-family-complex="Mangal" style:font-family-generic-complex="system" style:font-pitch-complex="variable" style:font-size-complex="23.5pt"/>
    </style:style>
    <style:style style:name="Quote" style:family="paragraph" style:parent-style-name="Standard" style:next-style-name="Standard" style:default-outline-level="">
      <style:text-properties fo:color="#000000" fo:font-style="italic" style:font-style-asian="italic" style:font-name-complex="Mangal" style:font-family-complex="Mangal" style:font-family-generic-complex="system" style:font-pitch-complex="variable" style:font-size-complex="10.5pt" style:font-style-complex="italic"/>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fo:font-weight="bold" style:font-name-asian="Times New Roman1" style:font-family-asian="'Times New Roman'"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List_20_Paragraph" style:display-name="List Paragraph" style:family="paragraph" style:parent-style-name="Standard_20__28_user_29_" style:default-outline-level="">
      <style:paragraph-properties fo:margin-left="0.5in" fo:margin-right="0in" fo:margin-top="0.0417in" fo:margin-bottom="0.0417in" loext:contextual-spacing="false" fo:text-indent="0in" style:auto-text-indent="false"/>
    </style:style>
    <style:style style:name="Normal_20__5b_PACKT_5d_" style:display-name="Normal [PACKT]" style:family="paragraph" style:default-outline-level="">
      <style:paragraph-properties fo:margin-top="0in" fo:margin-bottom="0.0835in" loext:contextual-spacing="false"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ullet_20__5b_PACKT_5d_" style:display-name="Bullet [PACKT]" style:family="paragraph" style:parent-style-name="Normal_20__5b_PACKT_5d_" style:default-outline-level="">
      <style:paragraph-properties fo:margin-left="0.5in" fo:margin-right="0.25in" fo:margin-top="0in" fo:margin-bottom="0.0417in" loext:contextual-spacing="false" fo:text-indent="0in" style:auto-text-indent="false">
        <style:tab-stops>
          <style:tab-stop style:position="0.75in"/>
        </style:tab-stops>
      </style:paragraph-properties>
    </style:style>
    <style:style style:name="Numbered_20_Bullet_20__5b_PACKT_5d_" style:display-name="Numbered Bullet [PACKT]" style:family="paragraph" style:parent-style-name="Bullet_20__5b_PACKT_5d_" style:default-outline-leve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ubtle_20_Emphasis" style:display-name="Subtle Emphasis" style:family="text">
      <style:text-properties fo:color="#808080"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23:36:42.116149605</meta:creation-date>
    <dc:date>2019-09-24T23:11:39.401459399</dc:date>
    <meta:editing-duration>PT2H46M20S</meta:editing-duration>
    <meta:editing-cycles>112</meta:editing-cycles>
    <meta:generator>LibreOffice/6.1.6.3$Linux_X86_64 LibreOffice_project/10$Build-3</meta:generator>
    <meta:document-statistic meta:table-count="0" meta:image-count="0" meta:object-count="0" meta:page-count="5" meta:paragraph-count="109" meta:word-count="1373" meta:character-count="8504" meta:non-whitespace-character-count="7248"/>
  </office:meta>
</office:document-meta>
</file>